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400000004095CBA1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Garamond" svg:font-family="Garamond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Garamond" fo:font-size="12pt" fo:background-color="transparent" style:font-size-asian="12pt" style:font-name-complex="Garamond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Garamond" fo:font-size="12pt" fo:background-color="transparent" style:font-size-asian="12pt" style:font-size-complex="12pt"/>
    </style:style>
    <style:style style:name="P3" style:family="paragraph" style:parent-style-name="Standard">
      <style:paragraph-properties style:line-height-at-least="0.139in" fo:text-align="start" style:justify-single-word="false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font-name="Garamond" fo:font-size="14pt" fo:font-style="normal" style:text-underline-style="solid" style:text-underline-width="auto" style:text-underline-color="font-color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1"/>
    </style:style>
    <style:style style:name="P6" style:family="paragraph" style:parent-style-name="Standard">
      <style:paragraph-properties fo:margin-top="0.1665in" fo:margin-bottom="0.0417in" style:line-height-at-least="0.139in" fo:text-align="start" style:justify-single-word="false">
        <style:tab-stops>
          <style:tab-stop style:position="0.25in"/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Achievement">
      <style:paragraph-properties style:line-height-at-least="0.139in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8" style:family="paragraph" style:parent-style-name="Achievement">
      <style:paragraph-properties style:line-height-at-least="0.139in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bold" fo:background-color="transparent" style:font-size-asian="12pt" style:font-style-asian="normal" style:font-weight-asian="bold" style:font-name-complex="Garamond1" style:font-size-complex="12pt" style:font-style-complex="normal" style:font-weight-complex="bold"/>
    </style:style>
    <style:style style:name="P9" style:family="paragraph" style:parent-style-name="Achievement">
      <style:paragraph-properties style:line-height-at-least="0.139in">
        <style:tab-stops>
          <style:tab-stop style:position="0.5in"/>
        </style:tab-stops>
      </style:paragraph-properties>
    </style:style>
    <style:style style:name="P10" style:family="paragraph" style:parent-style-name="Achievement">
      <style:paragraph-properties style:line-height-at-least="0.139in" fo:text-align="start" style:justify-single-word="false">
        <style:tab-stops>
          <style:tab-stop style:position="0.5in"/>
        </style:tab-stops>
      </style:paragraph-properties>
    </style:style>
    <style:style style:name="P11" style:family="paragraph" style:parent-style-name="Achievement">
      <style:paragraph-properties style:line-height-at-least="0.139in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4pt" fo:font-style="normal" style:text-underline-style="solid" style:text-underline-width="auto" style:text-underline-color="font-color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Garamond" fo:font-size="16pt" fo:font-weight="bold" fo:background-color="transparent" style:font-size-asian="16pt" style:font-weight-asian="bold" style:font-name-complex="Garamond1" style:font-size-complex="16pt"/>
    </style:style>
    <style:style style:name="P14" style:family="paragraph" style:parent-style-name="Standard" style:list-style-name="WWNum8">
      <style:paragraph-properties fo:line-height="100%"/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15" style:family="paragraph" style:parent-style-name="Standard" style:list-style-name="WWNum8">
      <style:paragraph-properties fo:line-height="100%"/>
    </style:style>
    <style:style style:name="P16" style:family="paragraph" style:parent-style-name="Achievement">
      <style:paragraph-properties fo:line-height="100%" fo:text-align="start" style:justify-single-word="false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17" style:family="paragraph" style:parent-style-name="Achievement" style:list-style-name="WWNum8">
      <style:paragraph-properties fo:line-height="100%" fo:text-align="start" style:justify-single-word="false">
        <style:tab-stops>
          <style:tab-stop style:position="0.25in"/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18" style:family="paragraph" style:parent-style-name="Achievement">
      <style:paragraph-properties fo:line-height="100%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Achievement">
      <style:paragraph-properties fo:line-height="100%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bold" fo:background-color="transparent" style:font-size-asian="12pt" style:font-style-asian="normal" style:font-weight-asian="bold" style:font-name-complex="Garamond1" style:font-size-complex="12pt" style:font-style-complex="normal" style:font-weight-complex="bold"/>
    </style:style>
    <style:style style:name="P20" style:family="paragraph" style:parent-style-name="Achievement">
      <style:paragraph-properties fo:line-height="100%">
        <style:tab-stops>
          <style:tab-stop style:position="0.5in"/>
        </style:tab-stops>
      </style:paragraph-properties>
      <style:text-properties style:use-window-font-color="true" style:font-name="Garamond" fo:font-size="5pt" fo:font-style="normal" style:text-underline-style="none" fo:font-weight="bold" fo:background-color="transparent" style:font-size-asian="5pt" style:font-style-asian="normal" style:font-weight-asian="bold" style:font-name-complex="Garamond1" style:font-size-complex="5pt" style:font-style-complex="normal" style:font-weight-complex="bold"/>
    </style:style>
    <style:style style:name="P21" style:family="paragraph" style:parent-style-name="Achievement">
      <style:paragraph-properties style:line-height-at-least="0.139in">
        <style:tab-stops>
          <style:tab-stop style:position="0.5in"/>
        </style:tab-stops>
      </style:paragraph-properties>
    </style:style>
    <style:style style:name="P22" style:family="paragraph" style:parent-style-name="Achievement">
      <style:paragraph-properties fo:line-height="100%">
        <style:tab-stops>
          <style:tab-stop style:position="0.5in"/>
        </style:tab-stops>
      </style:paragraph-properties>
      <style:text-properties fo:color="#000000" style:font-name="Garamond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Achievement">
      <style:paragraph-properties fo:line-height="100%" fo:text-align="start" style:justify-single-word="false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24" style:family="paragraph" style:parent-style-name="Achievement">
      <style:paragraph-properties fo:line-height="100%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26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bold" fo:background-color="transparent" style:font-size-asian="12pt" style:font-style-asian="normal" style:font-weight-asian="bold" style:font-name-complex="Garamond1" style:font-size-complex="12pt" style:font-style-complex="normal" style:font-weight-complex="bold"/>
    </style:style>
    <style:style style:name="P27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normal" style:text-underline-style="none" fo:font-weight="bold" fo:background-color="transparent" style:font-size-asian="5pt" style:font-style-asian="normal" style:font-weight-asian="bold" style:font-name-complex="Garamond1" style:font-size-complex="5pt" style:font-style-complex="normal" style:font-weight-complex="bold"/>
    </style:style>
    <style:style style:name="P28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000000" style:font-name="Garamond" fo:font-size="12pt" fo:font-style="normal" style:text-underline-style="none" fo:font-weight="bold" fo:background-color="transparent" style:font-size-asian="12pt" style:font-style-asian="normal" style:font-weight-asian="bold" style:font-name-complex="Garamond1" style:font-size-complex="12pt" style:font-style-complex="normal" style:font-weight-complex="bold"/>
    </style:style>
    <style:style style:name="P29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000000" style:font-name="Garamond" fo:font-size="5pt" fo:font-style="normal" style:text-underline-style="none" fo:font-weight="bold" fo:background-color="transparent" style:font-size-asian="5pt" style:font-style-asian="normal" style:font-weight-asian="bold" style:font-name-complex="Garamond1" style:font-size-complex="5pt" style:font-style-complex="normal" style:font-weight-complex="bold"/>
    </style:style>
    <style:style style:name="P30" style:family="paragraph" style:parent-style-name="Heading_20_3">
      <style:paragraph-properties style:line-height-at-least="0.139in" fo:text-align="start" style:justify-single-word="false">
        <style:tab-stops>
          <style:tab-stop style:position="0.5in"/>
        </style:tab-stops>
      </style:paragraph-properties>
      <style:text-properties style:use-window-font-color="true" style:font-name="Garamond" fo:font-size="14pt" fo:font-style="normal" style:text-underline-style="solid" style:text-underline-width="auto" style:text-underline-color="font-color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T1" style:family="text">
      <style:text-properties style:font-name-complex="Garamond1"/>
    </style:style>
    <style:style style:name="T2" style:family="text">
      <style:text-properties fo:color="#000000"/>
    </style:style>
    <style:style style:name="T3" style:family="text">
      <style:text-properties fo:color="#000000" style:font-name-complex="Garamond1"/>
    </style:style>
    <style:style style:name="T4" style:family="text">
      <style:text-properties fo:color="#00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5" style:family="text">
      <style:text-properties fo:color="#0000ff"/>
    </style:style>
    <style:style style:name="T6" style:family="text">
      <style:text-properties fo:color="#0000ff" fo:font-size="13pt" fo:font-style="italic" fo:font-weight="normal" style:font-size-asian="13pt" style:font-style-asian="italic" style:font-weight-asian="normal" style:font-name-complex="Garamond1" style:font-size-complex="13pt" style:font-style-complex="italic" style:font-weight-complex="normal"/>
    </style:style>
    <style:style style:name="T7" style:family="text">
      <style:text-properties fo:color="#0000ff" style:font-name="Garamond" fo:font-size="14pt" fo:font-weight="bold" fo:background-color="transparent" style:font-size-asian="14pt" style:font-weight-asian="bold" style:font-size-complex="14pt" style:font-weight-complex="bold"/>
    </style:style>
    <style:style style:name="T8" style:family="text">
      <style:text-properties fo:color="#0000ff" style:font-name="Garamond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ff" style:font-name="Garamond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10" style:family="text">
      <style:text-properties fo:color="#0000ff" style:font-name-complex="Garamond1"/>
    </style:style>
    <style:style style:name="T11" style:family="text">
      <style:text-properties fo:color="#0000ff" style:text-underline-style="solid" style:text-underline-width="auto" style:text-underline-color="font-color"/>
    </style:style>
    <style:style style:name="T12" style:family="text">
      <style:text-properties fo:color="#0000ff" style:text-underline-style="solid" style:text-underline-width="auto" style:text-underline-color="font-color" style:font-name-complex="Garamond1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15" style:family="text">
      <style:text-properties style:use-window-font-color="true" style:font-name="Garamond" fo:font-size="12pt" fo:font-style="normal" style:text-underline-style="none" fo:font-weight="bold" fo:background-color="transparent" style:font-size-asian="12pt" style:font-style-asian="normal" style:font-weight-asian="bold" style:font-name-complex="Garamond1" style:font-size-complex="12pt" style:font-style-complex="normal" style:font-weight-complex="bold"/>
    </style:style>
    <style:style style:name="T16" style:family="text">
      <style:text-properties style:use-window-font-color="true" style:text-underline-style="solid" style:text-underline-width="auto" style:text-underline-color="font-color" style:font-name-complex="Garamond1"/>
    </style:style>
    <style:style style:name="T17" style:family="text">
      <style:text-properties style:use-window-font-color="true" style:font-name-complex="Garamond1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Garamond1"/>
    </style:style>
    <style:style style:name="T20" style:family="text">
      <style:text-properties fo:color="#ff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21" style:family="text">
      <style:text-properties fo:font-size="13pt" style:font-size-asian="13pt" style:font-name-complex="Garamond1" style:font-size-complex="13pt"/>
    </style:style>
    <style:style style:name="T22" style:family="text">
      <style:text-properties fo:color="#ffffff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kills</text:p>
      <text:p text:style-name="P6"><text:span text:style-name="T1"><text:tab/>Sales ~ Sorting Skills ~ Food Handling ~ Customer Service ~ Sanitation Skills ~ </text:span><text:span text:style-name="T21">Meteorite Handling</text:span><text:span text:style-name="T1"> ~ Animal Feeding ~ Fact Memorization ~ Hardware Skills ~ Graphics Design ~ Web Administration ~ Software Skills ~ Web Design ~ Public Speaking ~ Commentary</text:span></text:p>
      <text:h text:style-name="P30" text:outline-level="3">Experience</text:h>
      <text:p text:style-name="P3"/>
      <text:p text:style-name="P19">September 2009 – February 2013</text:p>
      <text:p text:style-name="P18"><text:span text:style-name="T1"><text:tab/><text:tab/>Sales Clerk<text:tab/><text:tab/></text:span><text:span text:style-name="T19">Barstow Station</text:span><text:span text:style-name="T1"><text:tab/>Barstow, CA 92311</text:span></text:p>
      <text:p text:style-name="P16"><text:tab/><text:tab/>1611 E Main St<text:tab/>(760) 256-0747<text:tab/><text:span text:style-name="T11">http://www.barstowstation.net/</text:span></text:p>
      <text:list xml:id="list8416764503769376056" text:style-name="WWNum8">
        <text:list-item>
          <text:p text:style-name="P17">Sold, alphabetized, inventoried product, handled food, assisted customers with reference information.</text:p>
        </text:list-item>
      </text:list>
      <text:p text:style-name="P29"/>
      <text:p text:style-name="P28">April 2012</text:p>
      <text:p text:style-name="P22"><text:span text:style-name="T1"><text:tab/><text:tab/>Volunteer<text:tab/><text:tab/></text:span><text:span text:style-name="T19">Desert Discovery Center</text:span><text:span text:style-name="T1"><text:tab/>Barstow, CA 92311</text:span></text:p>
      <text:p text:style-name="P23"><text:span text:style-name="T2"><text:tab/><text:tab/>831 Barstow Rd<text:tab/>(760) 252-6060<text:tab/><text:tab/></text:span><text:a xlink:type="simple" xlink:href="http://www.desertdiscoverycenter.com/"><text:span text:style-name="T11">http://www.desertdiscoverycenter.com/</text:span></text:a></text:p>
      <text:list xml:id="list42307793" text:continue-numbering="true" text:style-name="WWNum8">
        <text:list-item>
          <text:p text:style-name="P15"><text:span text:style-name="T4">Mopped, sold product, weeded cactus garden, cleaned pond, washed meteorite, guided costumed person in</text:span><text:span text:style-name="T14"> tortoise costume so children wouldn't tackle them, swept, assisted visitors with reference information.</text:span></text:p>
        </text:list-item>
      </text:list>
      <text:p text:style-name="P27"/>
      <text:p text:style-name="P26">September 2012 – October 2012</text:p>
      <text:p text:style-name="P24"><text:span text:style-name="T1"><text:tab/><text:tab/></text:span><text:span text:style-name="T17">Volunteer<text:tab/></text:span><text:span text:style-name="T1"><text:tab/></text:span><text:span text:style-name="T16">Gameworld</text:span><text:span text:style-name="T1"><text:tab/><text:tab/></text:span><text:span text:style-name="T17">Barstow, CA 92311</text:span></text:p>
      <text:p text:style-name="P23"><text:tab/><text:tab/><text:span text:style-name="T13">1103 E Main St</text:span><text:tab/><text:span text:style-name="T13">(760) 255-4263</text:span><text:tab/></text:p>
      <text:list xml:id="list42336444" text:continue-numbering="true" text:style-name="WWNum8">
        <text:list-item>
          <text:p text:style-name="P14">Stocked product, resurfaced disks, sold product, cleaned store, washed store, assisted with setting up Halloween decorations, assisted customers with reference information.</text:p>
        </text:list-item>
      </text:list>
      <text:p text:style-name="P27"/>
      <text:p text:style-name="P26">May 2004 – Present 2013</text:p>
      <text:p text:style-name="P24"><text:span text:style-name="T1"><text:tab/><text:tab/></text:span><text:span text:style-name="T17">Producer</text:span><text:span text:style-name="T1"><text:tab/></text:span><text:span text:style-name="T16">Kibble's Universe</text:span><text:span text:style-name="T1"><text:tab/></text:span><text:span text:style-name="T10">currently unavailable</text:span></text:p>
      <text:list xml:id="list42305755" text:continue-numbering="true" text:style-name="WWNum8">
        <text:list-item>
          <text:p text:style-name="P14">Produced online web comics and animations for self-managed franchise.</text:p>
        </text:list-item>
      </text:list>
      <text:p text:style-name="P27"/>
      <text:p text:style-name="P26">May 2005 – December 2007</text:p>
      <text:p text:style-name="P24"><text:span text:style-name="T1"><text:tab/><text:tab/></text:span><text:span text:style-name="T17">Administrator</text:span><text:span text:style-name="T1"><text:tab/><text:tab/></text:span><text:span text:style-name="T16">CrazySweater Forums</text:span><text:span text:style-name="T1"><text:tab/></text:span><text:span text:style-name="T10">currently defunct</text:span></text:p>
      <text:list xml:id="list42304216" text:continue-numbering="true" text:style-name="WWNum8">
        <text:list-item>
          <text:p text:style-name="P14">Moderated, administrated, and ran public forums and message boards.</text:p>
        </text:list-item>
      </text:list>
      <text:p text:style-name="P27"/>
      <text:p text:style-name="P26">October 7, 2011 – August 20, 2012</text:p>
      <text:p text:style-name="P24"><text:span text:style-name="T1"><text:tab/><text:tab/></text:span><text:span text:style-name="T17">Graphics Designer</text:span><text:span text:style-name="T1"><text:tab/></text:span><text:span text:style-name="T16">Evil Minecraft<text:tab/></text:span><text:span text:style-name="T1"><text:tab/></text:span><text:span text:style-name="T10">currently defunct</text:span></text:p>
      <text:list xml:id="list42323983" text:continue-numbering="true" text:style-name="WWNum8">
        <text:list-item>
          <text:p text:style-name="P14">Designed graphics for in-game items and blocks for “Evil Minecraft” Minecraft game modification developed as free side project headed by independent game studio Fallen Moon Network.</text:p>
        </text:list-item>
      </text:list>
      <text:p text:style-name="P27"/>
      <text:p text:style-name="P26">December 2011</text:p>
      <text:p text:style-name="P24"><text:span text:style-name="T1"><text:tab/><text:tab/></text:span><text:span text:style-name="T17">Graphics Designer</text:span><text:span text:style-name="T1"><text:tab/></text:span><text:span text:style-name="T16">Mojang</text:span><text:span text:style-name="T1"><text:tab/></text:span><text:span text:style-name="T12">http://qsksw.webs.com/junkboy/</text:span></text:p>
      <text:list xml:id="list42311768" text:continue-numbering="true" text:style-name="WWNum8">
        <text:list-item>
          <text:p text:style-name="P15"><text:span text:style-name="T14">Created player skin for official Minecraft promotional art director </text:span><text:bookmark text:name="firstHeading1"/><text:span text:style-name="T14">Markus Toivonen for use in-game.</text:span></text:p>
        </text:list-item>
      </text:list>
      <text:p text:style-name="P20"/>
      <text:p text:style-name="P19">June 2011 – Present</text:p>
      <text:p text:style-name="P24"><text:span text:style-name="T1"><text:tab/><text:tab/></text:span><text:span text:style-name="T17">Co-Host</text:span><text:span text:style-name="T1"><text:tab/></text:span><text:span text:style-name="T16">Beaverhousin Productions</text:span><text:span text:style-name="T1"><text:tab/></text:span><text:span text:style-name="T12">http://www.youtube.com/user/Vahkiti/</text:span></text:p>
      <text:list xml:id="list42306408" text:continue-numbering="true" text:style-name="WWNum8">
        <text:list-item>
          <text:p text:style-name="P14">Recurring Guest Commentator for a Partnered YouTube channel.</text:p>
        </text:list-item>
      </text:list>
      <text:p text:style-name="P12"><text:soft-page-break/>Education, Awards, and Licenses</text:p>
      <text:p text:style-name="P25"><text:span text:style-name="T5"/></text:p>
      <text:p text:style-name="P8">High School Diploma</text:p>
      <text:p text:style-name="P11"><text:span text:style-name="T1"><text:tab/><text:tab/></text:span><text:span text:style-name="T17">June 2012</text:span><text:span text:style-name="T1"><text:tab/></text:span><text:span text:style-name="T16">Excelsior Charter School</text:span><text:span text:style-name="T1"><text:tab/></text:span><text:span text:style-name="T17">Barstow, CA 92311</text:span></text:p>
      <text:p text:style-name="P10"><text:span text:style-name="T20"><text:tab/><text:tab/></text:span><text:span text:style-name="T14"><text:tab/></text:span><text:span text:style-name="T20"><text:tab/></text:span><text:span text:style-name="T14">(760) 255-2764</text:span><text:span text:style-name="T20"><text:tab/><text:tab/></text:span><text:a xlink:type="simple" xlink:href="http://www.Excelsior.com/Barstow/"><text:span text:style-name="T9">http://www.excelsior.com/Barstow/</text:span></text:a></text:p>
      <text:p text:style-name="P8">California Food Handling License</text:p>
      <text:p text:style-name="P7"><text:tab/><text:tab/>December 2009<text:tab/><text:span text:style-name="T18">Barstow Community College</text:span><text:tab/><text:tab/>Barstow, CA 92311</text:p>
      <text:p text:style-name="P9"><text:span text:style-name="T14"><text:tab/><text:tab/>2700 Barstow Rd<text:tab/>(760) 252-2411<text:tab/><text:tab/><text:tab/></text:span><text:a xlink:type="simple" xlink:href="http://www.Barstow.edu/"><text:span text:style-name="T8">http://www.Barstow.edu/</text:span></text:a></text:p>
      <text:h text:style-name="P30" text:outline-level="3">References</text:h>
      <text:p text:style-name="P3"/>
      <text:p text:style-name="P9"><text:span text:style-name="T15">Available on 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Garamond" svg:font-family="Garamond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chievement" style:family="paragraph" style:parent-style-name="Standard" style:default-outline-level="">
      <style:paragraph-properties fo:margin="100%" fo:margin-left="0.1701in" fo:margin-right="0in" fo:margin-top="0in" fo:margin-bottom="0.0417in" style:line-height-at-least="0.0835in" fo:text-indent="-0.1701in" style:auto-text-indent="false">
        <style:tab-stops>
          <style:tab-stop style:position="0.25in"/>
        </style:tab-stops>
      </style:paragraph-properties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1" fo:font-size="13pt" fo:font-weight="bold" style:font-size-asian="13pt" style:font-weight-asian="bold" style:font-name-complex="Arial2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Wingdings1"/>
    </style:style>
    <style:style style:name="ListLabel_20_1" style:display-name="ListLabel 1" style:family="text">
      <style:text-properties fo:font-size="8pt" style:font-size-asian="8pt" style:font-name-complex="Wingdings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style:font-name="Garamond" fo:font-size="16pt" fo:font-weight="bold" fo:background-color="transparent" style:font-size-asian="16pt" style:font-weight-asian="bold" style:font-name-complex="Garamond1" style:font-size-complex="16pt"/>
    </style:style>
    <style:style style:name="MP2" style:family="paragraph" style:parent-style-name="Standard">
      <style:paragraph-properties fo:text-align="center" style:justify-single-word="false"/>
      <style:text-properties fo:color="#000000" style:font-name="Garamond" fo:font-size="12pt" fo:background-color="transparent" style:font-size-asian="12pt" style:font-name-complex="Garamond1" style:font-size-complex="12pt"/>
    </style:style>
    <style:style style:name="MP3" style:family="paragraph" style:parent-style-name="Standard">
      <style:paragraph-properties fo:text-align="center" style:justify-single-word="false"/>
      <style:text-properties style:font-name="Garamond" fo:font-size="12pt" fo:background-color="transparent" style:font-size-asian="12pt" style:font-size-complex="12pt"/>
    </style:style>
    <style:style style:name="MP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1"/>
    </style:style>
    <style:style style:name="MT1" style:family="text">
      <style:text-properties style:font-name-complex="Garamond1"/>
    </style:style>
    <style:style style:name="MT2" style:family="text">
      <style:text-properties fo:color="#000000" style:font-name-complex="Garamond1"/>
    </style:style>
    <style:style style:name="MT3" style:family="text">
      <style:text-properties fo:color="#0000ff" fo:font-size="13pt" fo:font-style="italic" fo:font-weight="normal" style:font-size-asian="13pt" style:font-style-asian="italic" style:font-weight-asian="normal" style:font-name-complex="Garamond1" style:font-size-complex="13pt" style:font-style-complex="italic" style:font-weight-complex="normal"/>
    </style:style>
    <style:style style:name="MT4" style:family="text">
      <style:text-properties fo:color="#0000ff" style:font-name="Garamond" fo:font-size="14pt" fo:font-weight="bold" fo:background-color="transparent" style:font-size-asian="14pt" style:font-weight-asian="bold" style:font-size-complex="14pt" style:font-weight-complex="bold"/>
    </style:style>
    <style:style style:name="M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25in" fo:margin-bottom="0.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osefina Breit Vineyard<draw:frame draw:style-name="Mfr1" draw:name="graphics1" text:anchor-type="char" svg:x="6.8307in" svg:y="0.0016in" svg:width="0.6693in" svg:height="0.6693in" draw:z-index="1"><draw:image xlink:href="Pictures/10000000000000400000004095CBA1D1.png" xlink:type="simple" xlink:show="embed" xlink:actuate="onLoad"/></draw:frame></text:p>
        <text:p text:style-name="MP2">2500 N. Rainbow Blvd Apt 2102, Las Vegas, NV 89108</text:p>
        <text:p text:style-name="MP3"><text:span text:style-name="MT1">home phone: (702) 463-3886</text:span><text:span text:style-name="MT2"> / email: </text:span><text:span text:style-name="MT3">josefina.vineyard@gmail.com</text:span></text:p>
        <text:p text:style-name="MP4"><text:a xlink:type="simple" xlink:href="http://qsksw.webs.com/"><text:span text:style-name="MT4">http://qsksw.webs.com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ina Vineyard</meta:initial-creator>
    <meta:creation-date>2014-02-20T19:11:00.76</meta:creation-date>
    <dc:date>2014-03-15T22:16:36.92</dc:date>
    <dc:creator>Josefina Vineyard</dc:creator>
    <meta:editing-duration>PT1H55M20S</meta:editing-duration>
    <meta:editing-cycles>74</meta:editing-cycles>
    <meta:generator>OpenOffice/4.0.1$Win32 OpenOffice.org_project/401m5$Build-9714</meta:generator>
    <meta:document-statistic meta:table-count="0" meta:image-count="1" meta:object-count="0" meta:page-count="2" meta:paragraph-count="43" meta:word-count="335" meta:character-count="2502"/>
  </office:meta>
</office:document-meta>
</file>